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formula="of:=SUM([.B3:.B6])" office:value-type="float" office:value="75">
            <text:p>75</text:p>
          </table:table-cell>
          <table:table-cell table:formula="of:=SUM([.C3:.C6])" office:value-type="float" office:value="217">
            <text:p>217</text:p>
          </table:table-cell>
          <table:table-cell table:formula="of:=SUM([.D3:.D6])" office:value-type="float" office:value="43">
            <text:p>43</text:p>
          </table:table-cell>
          <table:table-cell table:formula="of:=SUM([.E3:.E6])" office:value-type="float" office:value="93">
            <text:p>9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formula="of:=[.J2]-SUM([.B2:.G2])" office:value-type="float" office:value="298">
            <text:p>298</text:p>
          </table:table-cell>
          <table:table-cell/>
          <table:table-cell table:formula="of:=[.B8]" office:value-type="float" office:value="600">
            <text:p>600</text:p>
          </table:table-cell>
          <table:table-cell table:number-columns-repeated="3"/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style-name="ce2" table:formula="of:=[.H2]-SUM([.H4:.H6])" office:value-type="float" office:value="133">
            <text:p>133</text:p>
          </table:table-cell>
          <table:table-cell/>
          <table:table-cell table:style-name="ce2" table:formula="of:=SUM([.B3:.H3]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65">
            <text:p>65</text:p>
          </table:table-cell>
          <table:table-cell/>
          <table:table-cell table:formula="of:=SUM([.B4:.H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SUM([.B5:.H5]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6"/>
          <table:table-cell table:formula="of:=SUM([.B6:.H6])"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ccountsTotal</text:p>
          </table:table-cell>
          <table:table-cell office:value-type="float" office:value="600">
            <text:p>600</text:p>
          </table:table-cell>
          <table:table-cell table:number-columns-repeated="11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358">
            <text:p>358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600">
            <text:p>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B8]-[.J2]" office:value-type="float" office:value="0">
            <text:p>0</text:p>
          </table:table-cell>
          <table:table-cell table:number-columns-repeated="3"/>
          <table:table-cell office:value-type="string">
            <text:p>^Should match AccountsTota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SUM([.B3:.G3])" office:value-type="float" office:value="109">
            <text:p>109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formula="of:=[.B8] - SUM([.B2:.G2]) - SUM([.H4:.H6])" office:value-type="float" office:value="133">
            <text:p>133</text:p>
          </table:table-cell>
          <table:table-cell table:formula="of:=[.B8] - SUM([.B3:.G3]) - SUM([.H4:.H6])" office:value-type="float" office:value="326">
            <text:p>326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10/08/2021</text:date>, <text:time>03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13M58S</meta:editing-duration>
    <meta:editing-cycles>13</meta:editing-cycles>
    <meta:generator>OpenOffice/4.1.10$Win32 OpenOffice.org_project/4110m2$Build-9807</meta:generator>
    <dc:date>2021-10-08T03:02:41.34</dc:date>
    <dc:creator>Troy Swanson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